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 table:print="false">
        <table:table-column table:style-name="co3" table:number-columns-repeated="17" table:default-cell-style-name="Default"/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+MMS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1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7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7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7" table:style-name="ce1" office:value-type="float" office:value="11">
            <text:p>11</text:p>
          </table:table-cell>
          <table:table-cell table:number-columns-repeated="7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number-columns-repeated="5"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7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7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2" office:value-type="string">
            <text:p>10+CAR</text:p>
          </table:table-cell>
          <table:table-cell table:style-name="ce1"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number-columns-repeated="5"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7"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+ATS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30/03/2020</text:date>, <text:time>20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30T20:48:11.27</dc:date>
    <meta:editing-duration>P1DT9H47M44S</meta:editing-duration>
    <meta:editing-cycles>10</meta:editing-cycles>
    <meta:generator>OpenOffice/4.1.5$Win32 OpenOffice.org_project/415m1$Build-9789</meta:generator>
    <meta:document-statistic meta:table-count="3" meta:cell-count="240" meta:object-count="0"/>
  </office:meta>
</office:document-meta>
</file>